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6633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2.456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style:text-properties style:font-size-asian="18pt"/>
    </style:style>
    <style:style style:name="P4" style:family="paragraph">
      <style:text-properties fo:color="#ff0000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size-asian="18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3.354cm" svg:height="3.075cm" svg:x="2.346cm" svg:y="4.6cm">
          <draw:text-box>
            <text:p><text:span text:style-name="T1">せいざをつなげよう</text:span></text:p>
          </draw:text-box>
        </draw:frame>
      </draw:page>
      <draw:page draw:name="page2" draw:style-name="dp1" draw:master-page-name="標準">
        <draw:frame draw:style-name="gr1" draw:layer="layout" svg:width="4.265cm" svg:height="0.886cm" svg:x="4.5cm" svg:y="2.7cm">
          <draw:text-box>
            <text:p>ほくとしちせい</text:p>
          </draw:text-box>
        </draw:frame>
        <draw:custom-shape draw:style-name="gr2" draw:text-style-name="P2" draw:layer="layout" svg:width="1.2cm" svg:height="1.2cm" svg:x="19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7.6cm" svg:y="18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2.9cm" svg:y="17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9cm" svg:x="13.3cm" svg:y="14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0cm" svg:y="1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6.4cm" svg:y="9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2.1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4cm" svg:height="0.4cm" svg:x="6.4cm" svg:y="9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9cm" svg:x="24.4cm" svg:y="0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標準">
        <draw:frame draw:style-name="gr1" draw:text-style-name="P3" draw:layer="layout" svg:width="3.457cm" svg:height="0.886cm" svg:x="4.5cm" svg:y="2.7cm">
          <draw:text-box>
            <text:p><text:span text:style-name="T2">かしおぺあ</text:span></text:p>
          </draw:text-box>
        </draw:frame>
        <draw:custom-shape draw:style-name="gr2" draw:text-style-name="P2" draw:layer="layout" svg:width="1.2cm" svg:height="1.2cm" svg:x="17.7cm" svg:y="1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9.3cm" svg:y="14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5.9cm" svg:y="14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1cm" svg:y="13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3.9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7cm" svg:height="0.8cm" svg:x="16.5cm" svg:y="0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4" draw:style-name="dp1" draw:master-page-name="標準">
        <draw:frame draw:style-name="gr1" draw:text-style-name="P3" draw:layer="layout" svg:width="2.606cm" svg:height="0.886cm" svg:x="4.5cm" svg:y="2.7cm">
          <draw:text-box>
            <text:p><text:span text:style-name="T2">さそりざ</text:span></text:p>
          </draw:text-box>
        </draw:frame>
        <draw:custom-shape draw:style-name="gr2" draw:text-style-name="P2" draw:layer="layout" svg:width="1.2cm" svg:height="1.2cm" svg:x="16.2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1cm" svg:height="0.9cm" svg:x="16.6cm" svg:y="15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2" draw:layer="layout" svg:width="1.2cm" svg:height="1.2cm" svg:x="17.2cm" svg:y="7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cm" svg:height="1cm" svg:x="18.1cm" svg:y="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cm" svg:height="0.9cm" svg:x="15.9cm" svg:y="18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9.8cm" svg:y="3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1.1cm" svg:x="22.4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9.1cm" svg:y="12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7.7cm" svg:y="13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8cm" svg:x="6.1cm" svg:y="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9cm" svg:x="12.9cm" svg:y="18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8cm" svg:x="6.3cm" svg:y="12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0.1cm" svg:y="18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1cm" svg:height="0.9cm" svg:x="18cm" svg:y="6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1cm" svg:height="0.9cm" svg:x="16.1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1cm" svg:height="0.9cm" svg:x="24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text-style-name="P4" draw:layer="layout" svg:width="3.22cm" svg:height="0.886cm" svg:x="18cm" svg:y="9.214cm">
          <draw:text-box>
            <text:p><text:span text:style-name="T3">アンタレス</text:span></text:p>
          </draw:text-box>
        </draw:frame>
      </draw:page>
      <draw:page draw:name="page5" draw:style-name="dp1" draw:master-page-name="標準">
        <draw:frame draw:style-name="gr1" draw:text-style-name="P3" draw:layer="layout" svg:width="4.265cm" svg:height="0.886cm" svg:x="4.5cm" svg:y="2.7cm">
          <draw:text-box>
            <text:p><text:span text:style-name="T2">ほくとしちせい</text:span></text:p>
          </draw:text-box>
        </draw:frame>
        <draw:custom-shape draw:style-name="gr2" draw:text-style-name="P2" draw:layer="layout" svg:width="1.2cm" svg:height="1.2cm" svg:x="3.4cm" svg:y="11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21.8cm" svg:y="10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21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6.3cm" svg:y="14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5.2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1.2cm" svg:y="9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7.3cm" svg:y="9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4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3.4cm" svg:y="11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3.4cm" svg:y="11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6" draw:style-name="dp1" draw:master-page-name="標準">
        <draw:frame draw:style-name="gr1" draw:text-style-name="P3" draw:layer="layout" svg:width="2.056cm" svg:height="0.886cm" svg:x="4.5cm" svg:y="2.7cm">
          <draw:text-box>
            <text:p><text:span text:style-name="T2">ことざ</text:span></text:p>
          </draw:text-box>
        </draw:frame>
        <draw:custom-shape draw:style-name="gr2" draw:text-style-name="P2" draw:layer="layout" svg:width="1.2cm" svg:height="1.2cm" svg:x="17.5cm" svg:y="6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6.9cm" svg:y="12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3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4.2cm" svg:y="8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cm" svg:height="1.8cm" svg:x="19.4cm" svg:y="3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layer="layout" svg:width="1.687cm" svg:height="0.886cm" svg:x="20.313cm" svg:y="5.8cm">
          <draw:text-box>
            <text:p>ベガ</text:p>
          </draw:text-box>
        </draw:frame>
        <draw:custom-shape draw:style-name="gr2" draw:text-style-name="P2" draw:layer="layout" svg:width="0.9cm" svg:height="0.9cm" svg:x="25.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7" draw:style-name="dp1" draw:master-page-name="標準">
        <draw:frame draw:style-name="gr1" draw:text-style-name="P3" draw:layer="layout" svg:width="3.461cm" svg:height="0.886cm" svg:x="4.5cm" svg:y="2.7cm">
          <draw:text-box>
            <text:p><text:span text:style-name="T2">てんびんざ</text:span></text:p>
          </draw:text-box>
        </draw:frame>
        <draw:custom-shape draw:style-name="gr2" draw:text-style-name="P2" draw:layer="layout" svg:width="1.2cm" svg:height="1.2cm" svg:x="17.3cm" svg:y="1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2.8cm" svg:y="18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21.5cm" svg:y="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24cm" svg:y="7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cm" svg:height="0.9cm" svg:x="13.2cm" svg:y="5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3.8cm" svg:y="1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6.2cm" svg:y="17.1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2cm" svg:height="1.2cm" svg:x="1.7cm" svg:y="9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3.241cm" svg:height="1.186cm" svg:x="0.759cm" svg:y="11.114cm">
          <draw:text-box>
            <text:p>（さそりざ）</text:p>
          </draw:text-box>
        </draw:frame>
        <draw:frame draw:style-name="gr4" draw:layer="layout" svg:width="3.241cm" svg:height="1.186cm" svg:x="3.059cm" svg:y="17.714cm">
          <draw:text-box>
            <text:p>（さそりざ）</text:p>
          </draw:text-box>
        </draw:frame>
        <draw:frame draw:style-name="gr4" draw:layer="layout" svg:width="3.241cm" svg:height="1.186cm" svg:x="0.659cm" svg:y="14.114cm">
          <draw:text-box>
            <text:p>（さそりざ）</text:p>
          </draw:text-box>
        </draw:frame>
      </draw:page>
      <draw:page draw:name="page8" draw:style-name="dp1" draw:master-page-name="標準">
        <draw:frame draw:style-name="gr5" draw:layer="layout" svg:width="3.525cm" svg:height="0.886cm" svg:x="3.1cm" svg:y="1.9cm">
          <draw:text-box>
            <text:p>はくちょうざ</text:p>
          </draw:text-box>
        </draw:frame>
        <draw:custom-shape draw:style-name="gr2" draw:text-style-name="P2" draw:layer="layout" svg:width="1.006cm" svg:height="1.006cm" svg:x="7.6cm" svg:y="6.6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006cm" svg:height="1.006cm" svg:x="20.4cm" svg:y="17.2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006cm" svg:height="1.006cm" svg:x="10.43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755cm" svg:height="0.754cm" svg:x="15.545cm" svg:y="13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006cm" svg:height="1.006cm" svg:x="4.9cm" svg:y="16.6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006cm" svg:height="1.006cm" svg:x="7.834cm" svg:y="13.8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.006cm" svg:height="1.006cm" svg:x="13.787cm" svg:y="7.33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754cm" svg:height="0.754cm" svg:x="16.386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755cm" svg:height="0.755cm" svg:x="15.212cm" svg:y="3.39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layer="layout" svg:width="3.525cm" svg:height="0.886cm" svg:x="5.175cm" svg:y="6.9cm">
          <draw:text-box>
            <text:p>デネブ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1T09:21:35.42</meta:creation-date>
    <meta:print-date>2016-04-14T20:37:58.29</meta:print-date>
    <dc:date>2016-04-14T20:47:27.77</dc:date>
    <meta:editing-duration>P1DT9H43M31S</meta:editing-duration>
    <meta:editing-cycles>3</meta:editing-cycles>
    <meta:generator>LibreOffice/3.4$Win32 LibreOffice_project/340m1$Build-203</meta:generator>
    <meta:document-statistic meta:object-count="78"/>
  </office:meta>
</office:document-meta>
</file>